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ris Park HW5</text:p>
      <text:p text:style-name="Standard"/>
      <text:p text:style-name="Standard">M/2 is 285102765658732822809.</text:p>
      <text:p text:style-name="Standard">M/3 is 190068510439155215206.</text:p>
      <text:p text:style-name="Standard">M/6 is 95034255219577607603.</text:p>
      <text:p text:style-name="Standard">M/29 is 19662259700602263642.</text:p>
      <text:p text:style-name="Standard">M/174 is 3277043283433710607.</text:p>
      <text:p text:style-name="Standard">M/577 is 988224491018138034.</text:p>
      <text:p text:style-name="Standard">M/100398 is 5679451097805391.</text:p>
      <text:p text:style-name="Standard"/>
      <text:p text:style-name="Standard">a is 12630192673789351314</text:p>
      <text:p text:style-name="Standard">b is 35234390061212433526</text:p>
      <text:p text:style-name="Standard"/>
      <text:p text:style-name="Standard">238648560311510796178</text:p>
      <text:p text:style-name="Standard">120092717075853237778</text:p>
      <text:p text:style-name="Standard">219393909925116048367</text:p>
      <text:p text:style-name="Standard">151669220625815005576</text:p>
      <text:p text:style-name="Standard">28679133853465081642</text:p>
      <text:p text:style-name="Standard">667754946196203784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10-22T14:44:48</meta:creation-date>
    <meta:printed-by>chris </meta:printed-by>
    <meta:print-date>2014-10-22T14:50:53</meta:print-date>
    <dc:date>2014-10-22T14:51:22</dc:date>
    <dc:creator>chris </dc:creator>
    <meta:editing-duration>P0D</meta:editing-duration>
    <meta:editing-cycles>1</meta:editing-cycles>
    <meta:document-statistic meta:table-count="0" meta:image-count="0" meta:object-count="0" meta:page-count="1" meta:paragraph-count="16" meta:word-count="36" meta:character-count="401" meta:non-whitespace-character-count="369"/>
    <meta:generator>LibreOffice/3.5$Linux_X86_64 LibreOffice_project/350m1$Build-2</meta:generator>
  </office:meta>
</office:document-meta>
</file>